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1122.24424110077">
            <text:p>1122,24424110</text:p>
          </table:table-cell>
          <table:table-cell table:number-columns-repeated="17" table:style-name="ce1" office:value-type="float" office:value="994.401752170849">
            <text:p>994,40175217</text:p>
          </table:table-cell>
          <table:table-cell table:number-columns-repeated="8" table:style-name="ce1" office:value-type="float" office:value="976.028354164232">
            <text:p>976,02835416</text:p>
          </table:table-cell>
          <table:table-cell table:number-columns-repeated="33" table:style-name="ce1" office:value-type="float" office:value="949.45301763287">
            <text:p>949,45301763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1137">
            <text:p>1137</text:p>
          </table:table-cell>
          <table:table-cell table:number-columns-repeated="17" office:value-type="float" office:value="2272">
            <text:p>2272</text:p>
          </table:table-cell>
          <table:table-cell table:number-columns-repeated="8" office:value-type="float" office:value="23228">
            <text:p>23228</text:p>
          </table:table-cell>
          <table:table-cell table:number-columns-repeated="33" office:value-type="float" office:value="33378">
            <text:p>33378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237.63147108331">
            <text:p>1237,63147108</text:p>
          </table:table-cell>
          <table:table-cell table:style-name="ce1" office:value-type="float" office:value="1091.37202145789">
            <text:p>1091,37202146</text:p>
          </table:table-cell>
          <table:table-cell table:style-name="ce1" office:value-type="float" office:value="1374.43612599615">
            <text:p>1374,43612600</text:p>
          </table:table-cell>
          <table:table-cell table:style-name="ce1" office:value-type="float" office:value="1070.32216622687">
            <text:p>1070,32216623</text:p>
          </table:table-cell>
          <table:table-cell table:style-name="ce1" office:value-type="float" office:value="1293.82663549085">
            <text:p>1293,82663549</text:p>
          </table:table-cell>
          <table:table-cell table:style-name="ce1" office:value-type="float" office:value="1077.24487243688">
            <text:p>1077,24487244</text:p>
          </table:table-cell>
          <table:table-cell table:style-name="ce1" office:value-type="float" office:value="1248.70409125668">
            <text:p>1248,70409126</text:p>
          </table:table-cell>
          <table:table-cell table:style-name="ce1" office:value-type="float" office:value="1357.66096025586">
            <text:p>1357,66096026</text:p>
          </table:table-cell>
          <table:table-cell table:style-name="ce1" office:value-type="float" office:value="1164.13325299678">
            <text:p>1164,13325300</text:p>
          </table:table-cell>
          <table:table-cell table:style-name="ce1" office:value-type="float" office:value="1351.08335232737">
            <text:p>1351,08335233</text:p>
          </table:table-cell>
          <table:table-cell table:style-name="ce1" office:value-type="float" office:value="1204.35533841161">
            <text:p>1204,35533841</text:p>
          </table:table-cell>
          <table:table-cell table:style-name="ce1" office:value-type="float" office:value="1076.75329031392">
            <text:p>1076,75329031</text:p>
          </table:table-cell>
          <table:table-cell table:style-name="ce1" office:value-type="float" office:value="1241.10909244123">
            <text:p>1241,10909244</text:p>
          </table:table-cell>
          <table:table-cell table:style-name="ce1" office:value-type="float" office:value="1190.9875777714">
            <text:p>1190,98757777</text:p>
          </table:table-cell>
          <table:table-cell table:style-name="ce1" office:value-type="float" office:value="1272.5383600611">
            <text:p>1272,53836006</text:p>
          </table:table-cell>
          <table:table-cell table:style-name="ce1" office:value-type="float" office:value="1155.04444947947">
            <text:p>1155,04444948</text:p>
          </table:table-cell>
          <table:table-cell table:style-name="ce1" office:value-type="float" office:value="1340.44347041442">
            <text:p>1340,44347041</text:p>
          </table:table-cell>
          <table:table-cell table:style-name="ce1" office:value-type="float" office:value="1160.22283035211">
            <text:p>1160,22283035</text:p>
          </table:table-cell>
          <table:table-cell table:style-name="ce1" office:value-type="float" office:value="1255.85358361739">
            <text:p>1255,85358362</text:p>
          </table:table-cell>
          <table:table-cell table:style-name="ce1" office:value-type="float" office:value="1259.7333591426">
            <text:p>1259,73335914</text:p>
          </table:table-cell>
          <table:table-cell table:style-name="ce1" office:value-type="float" office:value="1272.32858733492">
            <text:p>1272,32858733</text:p>
          </table:table-cell>
          <table:table-cell table:style-name="ce1" office:value-type="float" office:value="1125.07155124789">
            <text:p>1125,07155125</text:p>
          </table:table-cell>
          <table:table-cell table:style-name="ce1" office:value-type="float" office:value="1045.52784172139">
            <text:p>1045,52784172</text:p>
          </table:table-cell>
          <table:table-cell table:style-name="ce1" office:value-type="float" office:value="1059.0335324026">
            <text:p>1059,03353240</text:p>
          </table:table-cell>
          <table:table-cell table:style-name="ce1" office:value-type="float" office:value="1078.75426663348">
            <text:p>1078,75426663</text:p>
          </table:table-cell>
          <table:table-cell table:style-name="ce1" office:value-type="float" office:value="991.909095839984">
            <text:p>991,90909584</text:p>
          </table:table-cell>
          <table:table-cell table:style-name="ce1" office:value-type="float" office:value="1264.24592583315">
            <text:p>1264,24592583</text:p>
          </table:table-cell>
          <table:table-cell table:style-name="ce1" office:value-type="float" office:value="1190.22530005136">
            <text:p>1190,22530005</text:p>
          </table:table-cell>
          <table:table-cell table:style-name="ce1" office:value-type="float" office:value="1161.54176503367">
            <text:p>1161,54176503</text:p>
          </table:table-cell>
          <table:table-cell table:style-name="ce1" office:value-type="float" office:value="1138.58314764313">
            <text:p>1138,58314764</text:p>
          </table:table-cell>
          <table:table-cell table:style-name="ce1" office:value-type="float" office:value="1237.37077779833">
            <text:p>1237,37077780</text:p>
          </table:table-cell>
          <table:table-cell table:style-name="ce1" office:value-type="float" office:value="1095.58746232174">
            <text:p>1095,58746232</text:p>
          </table:table-cell>
          <table:table-cell table:style-name="ce1" office:value-type="float" office:value="1023.38492441492">
            <text:p>1023,38492441</text:p>
          </table:table-cell>
          <table:table-cell table:style-name="ce1" office:value-type="float" office:value="1301.68626714546">
            <text:p>1301,68626715</text:p>
          </table:table-cell>
          <table:table-cell table:style-name="ce1" office:value-type="float" office:value="1282.75641885185">
            <text:p>1282,75641885</text:p>
          </table:table-cell>
          <table:table-cell table:style-name="ce1" office:value-type="float" office:value="1345.58472954751">
            <text:p>1345,58472955</text:p>
          </table:table-cell>
          <table:table-cell table:style-name="ce1" office:value-type="float" office:value="1053.63297527814">
            <text:p>1053,63297528</text:p>
          </table:table-cell>
          <table:table-cell table:style-name="ce1" office:value-type="float" office:value="1295.95937802682">
            <text:p>1295,95937803</text:p>
          </table:table-cell>
          <table:table-cell table:style-name="ce1" office:value-type="float" office:value="1151.32528421999">
            <text:p>1151,32528422</text:p>
          </table:table-cell>
          <table:table-cell table:style-name="ce1" office:value-type="float" office:value="1112.73762813679">
            <text:p>1112,73762814</text:p>
          </table:table-cell>
          <table:table-cell table:style-name="ce1" office:value-type="float" office:value="1087.69145231094">
            <text:p>1087,69145231</text:p>
          </table:table-cell>
          <table:table-cell table:style-name="ce1" office:value-type="float" office:value="1232.56815162511">
            <text:p>1232,56815163</text:p>
          </table:table-cell>
          <table:table-cell table:style-name="ce1" office:value-type="float" office:value="1386.21560609888">
            <text:p>1386,21560610</text:p>
          </table:table-cell>
          <table:table-cell table:style-name="ce1" office:value-type="float" office:value="1146.54619463781">
            <text:p>1146,54619464</text:p>
          </table:table-cell>
          <table:table-cell table:style-name="ce1" office:value-type="float" office:value="1140.96494464229">
            <text:p>1140,96494464</text:p>
          </table:table-cell>
          <table:table-cell table:style-name="ce1" office:value-type="float" office:value="1151.45713756354">
            <text:p>1151,45713756</text:p>
          </table:table-cell>
          <table:table-cell table:style-name="ce1" office:value-type="float" office:value="1192.2007538449">
            <text:p>1192,20075384</text:p>
          </table:table-cell>
          <table:table-cell table:style-name="ce1" office:value-type="float" office:value="1202.32086281789">
            <text:p>1202,32086282</text:p>
          </table:table-cell>
          <table:table-cell table:style-name="ce1" office:value-type="float" office:value="1129.03816030566">
            <text:p>1129,03816031</text:p>
          </table:table-cell>
          <table:table-cell table:style-name="ce1" office:value-type="float" office:value="1263.78826971724">
            <text:p>1263,78826972</text:p>
          </table:table-cell>
          <table:table-cell table:style-name="ce1" office:value-type="float" office:value="1385.02962835466">
            <text:p>1385,02962835</text:p>
          </table:table-cell>
          <table:table-cell table:style-name="ce1" office:value-type="float" office:value="1251.56214160295">
            <text:p>1251,56214160</text:p>
          </table:table-cell>
          <table:table-cell table:style-name="ce1" office:value-type="float" office:value="1369.40388827189">
            <text:p>1369,40388827</text:p>
          </table:table-cell>
          <table:table-cell table:style-name="ce1" office:value-type="float" office:value="1286.81012171302">
            <text:p>1286,81012171</text:p>
          </table:table-cell>
          <table:table-cell table:style-name="ce1" office:value-type="float" office:value="1006.99821496905">
            <text:p>1006,99821497</text:p>
          </table:table-cell>
          <table:table-cell table:style-name="ce1" office:value-type="float" office:value="1320.96271917503">
            <text:p>1320,96271918</text:p>
          </table:table-cell>
          <table:table-cell table:style-name="ce1" office:value-type="float" office:value="1214.19598839635">
            <text:p>1214,19598840</text:p>
          </table:table-cell>
          <table:table-cell table:style-name="ce1" office:value-type="float" office:value="1062.70526797376">
            <text:p>1062,70526797</text:p>
          </table:table-cell>
          <table:table-cell table:style-name="ce1" office:value-type="float" office:value="1256.28487456981">
            <text:p>1256,28487457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284">
            <text:p>1284</text:p>
          </table:table-cell>
          <table:table-cell office:value-type="float" office:value="2574">
            <text:p>2574</text:p>
          </table:table-cell>
          <table:table-cell office:value-type="float" office:value="3840">
            <text:p>3840</text:p>
          </table:table-cell>
          <table:table-cell office:value-type="float" office:value="5129">
            <text:p>5129</text:p>
          </table:table-cell>
          <table:table-cell office:value-type="float" office:value="6407">
            <text:p>6407</text:p>
          </table:table-cell>
          <table:table-cell office:value-type="float" office:value="7717">
            <text:p>7717</text:p>
          </table:table-cell>
          <table:table-cell office:value-type="float" office:value="8994">
            <text:p>8994</text:p>
          </table:table-cell>
          <table:table-cell office:value-type="float" office:value="10264">
            <text:p>10264</text:p>
          </table:table-cell>
          <table:table-cell office:value-type="float" office:value="11532">
            <text:p>11532</text:p>
          </table:table-cell>
          <table:table-cell office:value-type="float" office:value="12825">
            <text:p>12825</text:p>
          </table:table-cell>
          <table:table-cell office:value-type="float" office:value="14109">
            <text:p>14109</text:p>
          </table:table-cell>
          <table:table-cell office:value-type="float" office:value="15407">
            <text:p>15407</text:p>
          </table:table-cell>
          <table:table-cell office:value-type="float" office:value="16678">
            <text:p>16678</text:p>
          </table:table-cell>
          <table:table-cell office:value-type="float" office:value="17952">
            <text:p>17952</text:p>
          </table:table-cell>
          <table:table-cell office:value-type="float" office:value="19251">
            <text:p>19251</text:p>
          </table:table-cell>
          <table:table-cell office:value-type="float" office:value="20525">
            <text:p>20525</text:p>
          </table:table-cell>
          <table:table-cell office:value-type="float" office:value="21811">
            <text:p>21811</text:p>
          </table:table-cell>
          <table:table-cell office:value-type="float" office:value="23081">
            <text:p>23081</text:p>
          </table:table-cell>
          <table:table-cell office:value-type="float" office:value="24355">
            <text:p>24355</text:p>
          </table:table-cell>
          <table:table-cell office:value-type="float" office:value="25640">
            <text:p>25640</text:p>
          </table:table-cell>
          <table:table-cell office:value-type="float" office:value="26911">
            <text:p>26911</text:p>
          </table:table-cell>
          <table:table-cell office:value-type="float" office:value="28173">
            <text:p>28173</text:p>
          </table:table-cell>
          <table:table-cell office:value-type="float" office:value="29440">
            <text:p>29440</text:p>
          </table:table-cell>
          <table:table-cell office:value-type="float" office:value="30748">
            <text:p>30748</text:p>
          </table:table-cell>
          <table:table-cell office:value-type="float" office:value="32018">
            <text:p>32018</text:p>
          </table:table-cell>
          <table:table-cell office:value-type="float" office:value="33326">
            <text:p>33326</text:p>
          </table:table-cell>
          <table:table-cell office:value-type="float" office:value="34619">
            <text:p>34619</text:p>
          </table:table-cell>
          <table:table-cell office:value-type="float" office:value="35916">
            <text:p>35916</text:p>
          </table:table-cell>
          <table:table-cell office:value-type="float" office:value="37197">
            <text:p>37197</text:p>
          </table:table-cell>
          <table:table-cell office:value-type="float" office:value="38502">
            <text:p>38502</text:p>
          </table:table-cell>
          <table:table-cell office:value-type="float" office:value="39782">
            <text:p>39782</text:p>
          </table:table-cell>
          <table:table-cell office:value-type="float" office:value="41059">
            <text:p>41059</text:p>
          </table:table-cell>
          <table:table-cell office:value-type="float" office:value="42365">
            <text:p>42365</text:p>
          </table:table-cell>
          <table:table-cell office:value-type="float" office:value="43655">
            <text:p>43655</text:p>
          </table:table-cell>
          <table:table-cell office:value-type="float" office:value="44935">
            <text:p>44935</text:p>
          </table:table-cell>
          <table:table-cell office:value-type="float" office:value="46204">
            <text:p>46204</text:p>
          </table:table-cell>
          <table:table-cell office:value-type="float" office:value="47470">
            <text:p>47470</text:p>
          </table:table-cell>
          <table:table-cell office:value-type="float" office:value="48738">
            <text:p>48738</text:p>
          </table:table-cell>
          <table:table-cell office:value-type="float" office:value="50035">
            <text:p>50035</text:p>
          </table:table-cell>
          <table:table-cell office:value-type="float" office:value="51301">
            <text:p>51301</text:p>
          </table:table-cell>
          <table:table-cell office:value-type="float" office:value="52595">
            <text:p>52595</text:p>
          </table:table-cell>
          <table:table-cell office:value-type="float" office:value="53885">
            <text:p>53885</text:p>
          </table:table-cell>
          <table:table-cell office:value-type="float" office:value="55146">
            <text:p>55146</text:p>
          </table:table-cell>
          <table:table-cell office:value-type="float" office:value="56434">
            <text:p>56434</text:p>
          </table:table-cell>
          <table:table-cell office:value-type="float" office:value="57731">
            <text:p>57731</text:p>
          </table:table-cell>
          <table:table-cell office:value-type="float" office:value="59040">
            <text:p>59040</text:p>
          </table:table-cell>
          <table:table-cell office:value-type="float" office:value="60327">
            <text:p>60327</text:p>
          </table:table-cell>
          <table:table-cell office:value-type="float" office:value="61622">
            <text:p>61622</text:p>
          </table:table-cell>
          <table:table-cell office:value-type="float" office:value="62901">
            <text:p>62901</text:p>
          </table:table-cell>
          <table:table-cell office:value-type="float" office:value="64174">
            <text:p>64174</text:p>
          </table:table-cell>
          <table:table-cell office:value-type="float" office:value="65434">
            <text:p>65434</text:p>
          </table:table-cell>
          <table:table-cell office:value-type="float" office:value="66698">
            <text:p>66698</text:p>
          </table:table-cell>
          <table:table-cell office:value-type="float" office:value="67990">
            <text:p>67990</text:p>
          </table:table-cell>
          <table:table-cell office:value-type="float" office:value="69255">
            <text:p>69255</text:p>
          </table:table-cell>
          <table:table-cell office:value-type="float" office:value="70533">
            <text:p>70533</text:p>
          </table:table-cell>
          <table:table-cell office:value-type="float" office:value="71828">
            <text:p>71828</text:p>
          </table:table-cell>
          <table:table-cell office:value-type="float" office:value="73105">
            <text:p>73105</text:p>
          </table:table-cell>
          <table:table-cell office:value-type="float" office:value="74413">
            <text:p>74413</text:p>
          </table:table-cell>
          <table:table-cell office:value-type="float" office:value="75676">
            <text:p>75676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968.936448189894">
            <text:p>968,94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818.220062297202">
            <text:p>818,22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>
            <draw:frame table:end-cell-address="Hoja1.D25" table:end-x="3.542cm" table:end-y="0.353cm" draw:z-index="0" draw:style-name="gr1" svg:width="12.757cm" svg:height="6.987cm" svg:x="2.186cm" svg:y="0.141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8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12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2:12:41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2.758cm" svg:height="6.988cm" chart:class="chart:scatter" chart:style-name="ch1">
        <chart:title svg:x="2.542cm" svg:y="0.14cm" chart:style-name="ch2">
          <text:p>Prueba#1 - Costo en función del tiempo</text:p>
        </chart:title>
        <chart:legend chart:legend-position="end" svg:x="11.113cm" svg:y="3.187cm" chart:style-name="ch3"/>
        <chart:plot-area chart:style-name="ch4" table:cell-range-address="Hoja1.A1:Hoja1.BH2" chart:data-source-has-labels="column" svg:x="0.309cm" svg:y="0.782cm" svg:width="10.549cm" svg:height="5.989cm">
          <chart:axis chart:dimension="x" chart:name="primary-x" chart:style-name="ch5">
            <chart:title svg:x="4.176cm" svg:y="6.313cm" chart:style-name="ch6">
              <text:p>Tiempo (milisegundos)</text:p>
            </chart:title>
          </chart:axis>
          <chart:axis chart:dimension="y" chart:name="primary-y" chart:style-name="ch7">
            <chart:title svg:x="0.256cm" svg:y="3.91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122.24424110077">
                <text:p>1122.24424110077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94.401752170849">
                <text:p>994.401752170849</text:p>
              </table:table-cell>
              <table:table-cell office:value-type="float" office:value="976.028354164232">
                <text:p>976.028354164232</text:p>
              </table:table-cell>
              <table:table-cell office:value-type="float" office:value="976.028354164232">
                <text:p>976.028354164232</text:p>
              </table:table-cell>
              <table:table-cell office:value-type="float" office:value="976.028354164232">
                <text:p>976.028354164232</text:p>
              </table:table-cell>
              <table:table-cell office:value-type="float" office:value="976.028354164232">
                <text:p>976.028354164232</text:p>
              </table:table-cell>
              <table:table-cell office:value-type="float" office:value="976.028354164232">
                <text:p>976.028354164232</text:p>
              </table:table-cell>
              <table:table-cell office:value-type="float" office:value="976.028354164232">
                <text:p>976.028354164232</text:p>
              </table:table-cell>
              <table:table-cell office:value-type="float" office:value="976.028354164232">
                <text:p>976.028354164232</text:p>
              </table:table-cell>
              <table:table-cell office:value-type="float" office:value="976.028354164232">
                <text:p>976.028354164232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  <table:table-cell office:value-type="float" office:value="949.45301763287">
                <text:p>949.453017632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